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language="el" fo:country="GR"/>
    </style:style>
    <style:style style:name="P3" style:family="paragraph" style:parent-style-name="Text_20_body" style:list-style-name="L1">
      <style:paragraph-properties fo:text-align="start" style:justify-single-word="false"/>
      <style:text-properties fo:language="el" fo:country="GR"/>
    </style:style>
    <style:style style:name="P4" style:family="paragraph" style:parent-style-name="Text_20_body" style:list-style-name="L2">
      <style:paragraph-properties fo:text-align="start" style:justify-single-word="false"/>
      <style:text-properties fo:language="el" fo:country="GR"/>
    </style:style>
    <style:style style:name="P5" style:family="paragraph" style:parent-style-name="Text_20_body" style:list-style-name="L2">
      <style:paragraph-properties fo:text-align="start" style:justify-single-word="false"/>
      <style:text-properties fo:language="el" fo:country="GR" fo:font-weight="bold" fo:background-color="#ffff00" style:font-weight-asian="bold" style:font-weight-complex="bold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P7" style:family="paragraph" style:parent-style-name="Text_20_body" style:list-style-name="L2">
      <style:paragraph-properties fo:text-align="start" style:justify-single-word="false"/>
    </style:style>
    <style:style style:name="T1" style:family="text">
      <style:text-properties fo:language="el" fo:country="GR"/>
    </style:style>
    <style:style style:name="T2" style:family="text">
      <style:text-properties fo:language="el" fo:country="GR" fo:background-color="#ffff00"/>
    </style:style>
    <style:style style:name="T3" style:family="text">
      <style:text-properties fo:language="el" fo:country="GR" fo:font-weight="bold" fo:background-color="#ffff00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language="en" fo:country="US" fo:font-style="normal" fo:font-weight="bold" fo:background-color="#ffff00" style:font-style-asian="normal" style:font-weight-asian="bold" style:font-style-complex="normal" style:font-weight-complex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fo:background-color="#ffff00" style:font-weight-asian="bold" style:font-weight-complex="bold"/>
    </style:style>
    <style:style style:name="T10" style:family="text">
      <style:text-properties fo:language="en" fo:country="US" fo:background-color="#ffff0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fo:background-color="#ffff00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#ffff0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ject: <text:span text:style-name="T1">Μετεωρολογικός σταθμός</text:span></text:h>
      <text:p text:style-name="P2">Σκοπός του πρότζεκτ είναι η δημιουργία ενός μετεωρολογικού σταθμού, ο οποίος θα πρέπει να έχει τις εξής δυνατότητες:</text:p>
      <text:list xml:id="list5743512443621395021" text:style-name="L1">
        <text:list-item>
          <text:p text:style-name="P3">Να μετράει την θερμοκρασία που επικρατεί στο περιβάλλον </text:p>
        </text:list-item>
        <text:list-item>
          <text:p text:style-name="P3">Να μετράει την σχετική υγρασία του περιβάλλοντος</text:p>
        </text:list-item>
        <text:list-item>
          <text:p text:style-name="P3">Να μετράει την ατμοσφαιρική πίεση</text:p>
        </text:list-item>
        <text:list-item>
          <text:p text:style-name="P3">Να μετράει την διεύθυνση του ανέμου (ανεμοδείκτης)</text:p>
        </text:list-item>
        <text:list-item>
          <text:p text:style-name="P3">Να μετράει την ένταση του ανέμου (ανεμόμετρο)</text:p>
        </text:list-item>
        <text:list-item>
          <text:p text:style-name="P3">Να μετράει την ποσότητα βροχής (βροχόμετρο)</text:p>
        </text:list-item>
        <text:list-item>
          <text:p text:style-name="P3">Να μετράει τις συνθήκες φωτεινότητας κατά την διάρκεια της ημέρας </text:p>
        </text:list-item>
        <text:list-item>
          <text:p text:style-name="P6"><text:span text:style-name="T1">Να στέλνει ασύρματα τα δεδομένα μέσω δικτύου </text:span><text:span text:style-name="T4">WiFi </text:span><text:span text:style-name="T1">σε έναν υπολογιστή , ο οποίος θα αποθηκεύει τα δεδομένα και θα τα αξιοποιεί για να υπολογίζει τις τάσεις μεταβολής του καιρού και να τα παρουσιάζει σε πραγματικό χρόνο όλα τα στοιχεία σε μια ιστοσελίδα.</text:span></text:p>
        </text:list-item>
      </text:list>
      <text:p text:style-name="P2"/>
      <text:p text:style-name="P2">Για το πρότζεκτ αυτό είναι απαραίτητα τα εξής υλικά:</text:p>
      <text:list xml:id="list1241390942359619202" text:style-name="L2">
        <text:list-item>
          <text:p text:style-name="P7"><text:span text:style-name="T1">Ένας μικροελεγκτής </text:span><text:span text:style-name="T9">ESP8266 NodeMCU Development board</text:span><text:span text:style-name="T4"> </text:span><text:span text:style-name="T1">για την σύνδεση των αισθητήρων και τις μετρήσεις.</text:span></text:p>
        </text:list-item>
        <text:list-item>
          <text:p text:style-name="P7"><text:span text:style-name="T1">Τροφοδοτικό για την φόρτιση κινητών τηλεφώνων το οποίο να διαθέτει έξοδο </text:span><text:span text:style-name="T4">USB mini</text:span><text:span text:style-name="T1">, για την συνεχή τροφοδοσία του </text:span><text:span text:style-name="T4">ESP8266 </text:span><text:span text:style-name="T1">με ρεύμα (συνήθως έχουμε αρκετά τέτοια τροφοδοτικά από παλιότερες συσκευές κινητού τηλεφώνου και δεν είναι κάτι που χρειάζεται κάποιος να το αγοράσει).</text:span></text:p>
        </text:list-item>
        <text:list-item>
          <text:p text:style-name="P7"><text:span text:style-name="T1">Ένα </text:span><text:span text:style-name="T9">Raspberry Pi 3 (</text:span><text:span text:style-name="T3">ή κάποιο άλλο μοντέλο </text:span><text:span text:style-name="T9">Raspberry Pi </text:span><text:span text:style-name="T3">με </text:span><text:span text:style-name="T9">WiFi Dongle )</text:span><text:span text:style-name="T4">, </text:span><text:span text:style-name="T1">το οποίο θα είναι ο υπολογιστής υπεύθυνος για την ασύρματη λήψη των μετρήσεων από το </text:span><text:span text:style-name="T4">ESP8266, </text:span><text:span text:style-name="T1">την επεξεργασία των δεδομένων και την ενημέρωση της ιστοσελίδας.</text:span></text:p>
        </text:list-item>
        <text:list-item>
          <text:p text:style-name="P5">Τροφοδοτικό για το <text:span text:style-name="T4">Raspberry Pi</text:span></text:p>
        </text:list-item>
        <text:list-item>
          <text:p text:style-name="P4">Καλώδιο <text:span text:style-name="T4">LAN </text:span>για την σύνδεση του <text:span text:style-name="T4">Raspberry Pi </text:span>με το <text:span text:style-name="T4">router</text:span></text:p>
        </text:list-item>
        <text:list-item>
          <text:p text:style-name="P7"><text:span text:style-name="T3">Αισθητήρας </text:span><text:span text:style-name="T9">BME280</text:span><text:span text:style-name="T4"> </text:span><text:span text:style-name="T1">για την μέτρηση της θερμοκρασίας , της σχετικής υγρασίας και της ατμοσφαιρικής πίεσης.</text:span></text:p>
        </text:list-item>
        <text:list-item>
          <text:p text:style-name="P4">Για τον ανεμοδείκτη θα γίνει κατασκευή με σωλήνες και απλά υλικά και για την μέτρηση της κατεύθυνσης του ανέμου θα χρειαστούν <text:span text:style-name="T17">8 διακόπτες </text:span><text:span text:style-name="T9">reed (reed switches)</text:span><text:span text:style-name="T4"> </text:span>και ένας μικρός μαγνήτης.</text:p>
        </text:list-item>
        <text:list-item>
          <text:p text:style-name="P4">Για το ανεμόμετρο θα χρησιμοποιηθεί ένας μικρός κινητήρας με προπέλα και ανάλογα με το ρεύμα που παράγεται και μετά από καλιμπράρισμα θα μετράμε την ταχύτητα του ανέμου.</text:p>
        </text:list-item>
        <text:list-item>
          <text:p text:style-name="P7"><text:span text:style-name="T1">Για το βροχόμετρο θα συλλέγεται το νερό της βροχής σε πλαστικό κουτί και θα γίνεται μέτρηση με αισθητήρα ακριβείας του ύψους του νερού που συγκεντρώθηκε, για αυτό θα χρησιμοποιηθεί ο αισθητήρας </text:span><text:span text:style-name="Strong_20_Emphasis"><text:span text:style-name="T17">VL53L0X</text:span></text:span><text:span text:style-name="T17"> </text:span><text:span text:style-name="T15">(</text:span><text:span text:style-name="T7">t</text:span><text:span text:style-name="Emphasis"><text:span text:style-name="T15">ime of Flight </text:span></text:span><text:span text:style-name="T15">distance sensor</text:span><text:span text:style-name="T7">)</text:span><text:span text:style-name="T13"> </text:span>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k</meta:initial-creator>
    <meta:creation-date>2018-11-30T20:25:51.15</meta:creation-date>
    <dc:date>2018-12-15T23:20:06.26</dc:date>
    <dc:creator>mike k</dc:creator>
    <meta:editing-duration>PT1H25M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0" meta:word-count="359" meta:character-count="2203"/>
  </office:meta>
</office:document-meta>
</file>